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472in" fo:margin-left="0.2958in" fo:margin-top="0in" fo:margin-bottom="0in" table:align="left" style:writing-mode="lr-tb"/>
    </style:style>
    <style:style style:name="Table1.A" style:family="table-column">
      <style:table-column-properties style:column-width="1.3535in"/>
    </style:style>
    <style:style style:name="Table1.B" style:family="table-column">
      <style:table-column-properties style:column-width="0.2903in"/>
    </style:style>
    <style:style style:name="Table1.C" style:family="table-column">
      <style:table-column-properties style:column-width="3.903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3313in" fo:keep-together="auto"/>
    </style:style>
    <style:style style:name="Table1.A6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Standard">
      <style:text-properties style:font-name="Norasi" fo:language="en" fo:country="GB" officeooo:paragraph-rsid="0006bbf9" style:font-name-complex="Norasi"/>
    </style:style>
    <style:style style:name="P2" style:family="paragraph" style:parent-style-name="Standard">
      <style:text-properties style:font-name="Norasi" officeooo:paragraph-rsid="0006bbf9" style:font-name-complex="Norasi"/>
    </style:style>
    <style:style style:name="P3" style:family="paragraph" style:parent-style-name="Standard">
      <style:paragraph-properties fo:text-align="center" style:justify-single-word="false"/>
      <style:text-properties style:font-name="Norasi" officeooo:paragraph-rsid="0006bbf9" style:font-name-complex="Norasi"/>
    </style:style>
    <style:style style:name="P4" style:family="paragraph" style:parent-style-name="Body_20_Text_20_2">
      <style:text-properties style:font-name="Norasi" officeooo:rsid="0006bbf9" officeooo:paragraph-rsid="0006bbf9" style:font-name-complex="Norasi"/>
    </style:style>
    <style:style style:name="P5" style:family="paragraph" style:parent-style-name="Body_20_Text_20_2">
      <style:text-properties style:font-name="Norasi" officeooo:paragraph-rsid="0006bbf9" style:font-name-complex="Norasi"/>
    </style:style>
    <style:style style:name="P6" style:family="paragraph" style:parent-style-name="Body_20_Text_20_2">
      <style:paragraph-properties fo:line-height="100%"/>
      <style:text-properties style:font-name="Norasi" officeooo:paragraph-rsid="0006bbf9" style:font-name-complex="Norasi"/>
    </style:style>
    <style:style style:name="P7" style:family="paragraph" style:parent-style-name="Body_20_Text_20_2">
      <style:paragraph-properties fo:line-height="100%"/>
      <style:text-properties style:font-name="Norasi" fo:font-size="18pt" officeooo:paragraph-rsid="0006bbf9" style:font-size-asian="18pt" style:font-name-complex="Norasi" style:font-size-complex="18pt"/>
    </style:style>
    <style:style style:name="P8" style:family="paragraph" style:parent-style-name="Body_20_Text_20_2">
      <style:paragraph-properties fo:line-height="100%"/>
      <style:text-properties style:font-name="Norasi" fo:font-size="18pt" officeooo:paragraph-rsid="0006cc99" style:font-size-asian="18pt" style:font-name-complex="Norasi" style:font-size-complex="18pt"/>
    </style:style>
    <style:style style:name="P9" style:family="paragraph" style:parent-style-name="Normal2">
      <style:text-properties style:font-name="Norasi" officeooo:paragraph-rsid="0006bbf9" style:font-name-complex="Norasi"/>
    </style:style>
    <style:style style:name="P10" style:family="paragraph" style:parent-style-name="Normal2">
      <style:paragraph-properties fo:text-align="center" style:justify-single-word="false"/>
      <style:text-properties style:font-name="Norasi" officeooo:paragraph-rsid="0006bbf9" style:font-name-complex="Norasi"/>
    </style:style>
    <style:style style:name="P11" style:family="paragraph" style:parent-style-name="Normal2">
      <style:text-properties style:font-name="Norasi" officeooo:rsid="0006cc99" officeooo:paragraph-rsid="0006cc99" style:font-name-complex="Norasi"/>
    </style:style>
    <style:style style:name="P12" style:family="paragraph" style:parent-style-name="Normal2">
      <style:paragraph-properties fo:margin-left="0in" fo:margin-right="0in" fo:text-indent="0.0228in" style:auto-text-indent="false"/>
      <style:text-properties style:font-name="Norasi" officeooo:paragraph-rsid="0006bbf9" style:font-name-complex="Norasi"/>
    </style:style>
    <style:style style:name="T1" style:family="text">
      <style:text-properties style:language-complex="th" style:country-complex="TH"/>
    </style:style>
    <style:style style:name="T2" style:family="text">
      <style:text-properties officeooo:rsid="0006bbf9" style:language-complex="th" style:country-complex="TH"/>
    </style:style>
    <style:style style:name="T3" style:family="text">
      <style:text-properties fo:font-size="22pt" style:font-size-asian="22pt" style:font-size-complex="22pt" style:language-complex="th" style:country-complex="TH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6bbf9" style:language-complex="th" style:country-complex="TH"/>
    </style:style>
    <style:style style:name="T7" style:family="text">
      <style:text-properties officeooo:rsid="0006cc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แอพพูดสื่อใจ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นางสาว</text:span><text:span text:style-name="T2">นัฐฑริกา ชีพันดุง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1">โครงงานนี้เป็นส่วนหนึ่งของการศึกษาหลักสูตรวิทยาศาสตรบัณฑิต </text:span></text:p>
      <text:p text:style-name="P8"><text:span text:style-name="T1">สาขาวิทยาการคอมพิวเตอร์ </text:span></text:p>
      <text:p text:style-name="P8"><text:span text:style-name="T1">ภาควิชาคณิตศาสตร์ สถิติ และคอมพิวเตอร์ </text:span></text:p>
      <text:p text:style-name="P8"><text:span text:style-name="T1">คณะวิทยาศาสตร์ </text:span></text:p>
      <text:p text:style-name="P8"><text:span text:style-name="T1">มหาวิทยาลัยอุบลราชธานี</text:span></text:p>
      <text:p text:style-name="P7"><text:span text:style-name="T1">ปีการศึกษา </text:span>25<text:span text:style-name="T5">5</text:span><text:span text:style-name="T6">9</text:span></text:p>
      <text:p text:style-name="P6"><text:span text:style-name="T3">ลิขสิทธิ์ของมหาวิทยาลัยอุบลราชธานี</text:span></text:p>
      <text:p text:style-name="P6"><text:soft-page-break/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โครงงาน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1">แอพพูดสื่อใจ</text:p>
            <text:p text:style-name="P9">ชื่อโครงงานภาษาอังกฤษ</text:p>
          </table:table-cell>
        </table:table-row>
        <table:table-row table:style-name="Table1.1">
          <table:table-cell table:style-name="Table1.A1" office:value-type="string">
            <text:p text:style-name="P12">โดย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นางสาว<text:span text:style-name="T7">นัฐฑริกา ชีพันดุง</text:span></text:p>
          </table:table-cell>
        </table:table-row>
        <table:table-row table:style-name="Table1.1">
          <table:table-cell table:style-name="Table1.A1" office:value-type="string">
            <text:p text:style-name="P12">อาจารย์ที่ปรึกษา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1">ดร.เกรียงศักดิ์ ตรีประพิณ</text:p>
          </table:table-cell>
        </table:table-row>
        <table:table-row table:style-name="Table1.1">
          <table:table-cell table:style-name="Table1.A1" office:value-type="string">
            <text:p text:style-name="P12">ระดับการศึกษา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วิทยาศาสตรบัณฑิต สาขาวิทยาการคอมพิวเตอร์</text:p>
          </table:table-cell>
        </table:table-row>
        <table:table-row table:style-name="Table1.5">
          <table:table-cell table:style-name="Table1.A1" office:value-type="string">
            <text:p text:style-name="P12">ปีการศึกษา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255<text:span text:style-name="T7">9</text:span></text:p>
          </table:table-cell>
        </table:table-row>
        <table:table-row table:style-name="Table1.5"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9"/>
          </table:table-cell>
        </table:table-row>
      </table:table>
      <text:p text:style-name="P2"/>
      <text:p text:style-name="P10"><text:span text:style-name="T4">ได้รับการพิจารณาให้เป็นส่วนหนึ่งของการศึกษา</text:span></text:p>
      <text:p text:style-name="P10"><text:span text:style-name="T4">ตามหลักสูตรวิทยาศาสตรบัณฑิต สาขาวิทยาการคอมพิวเตอร์</text:span></text:p>
      <text:p text:style-name="P10"><text:span text:style-name="T4">คณะกรรมการสอบประเมินความรู้โครงงานคอมพิวเตอร์</text:span></text:p>
      <text:p text:style-name="P2"/>
      <text:p text:style-name="P3"><text:line-break/>................................................................................. <text:s text:c="2"/>อาจารย์ที่ปรึกษา</text:p>
      <text:p text:style-name="P3">(<text:span text:style-name="T7">ดร.เกรียงศักดิ์ ตรีประพิณ</text:span>)<text:line-break/><text:line-break/>.......................................................................................... <text:s/>กรรมการ<text:line-break/>(<text:span text:style-name="T7">ดร.วิชิต สมบัติ</text:span>)<text:line-break/><text:line-break/>.......................................................................................... <text:s/>กรรมการ<text:line-break/>(<text:span text:style-name="T7">ผศ.ชยาพร แก่นสาร์</text:span>)<text:line-break/><text:line-break/>...............................................................................หัวหน้าภาควิชา <text:s/></text:p>
      <text:p text:style-name="P3">()</text:p>
      <text:p text:style-name="P3"/>
      <text:p text:style-name="P3"/>
      <text:p text:style-name="P3">วันที่............/............/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" style:display-name="Body Text 2" style:family="paragraph" style:parent-style-name="Standard" style:default-outline-level="">
      <style:paragraph-properties fo:line-height="150%" fo:text-align="center" style:justify-single-word="false"/>
      <style:text-properties fo:text-transform="uppercase" fo:font-size="24pt" fo:language="en" fo:country="GB" style:font-size-asian="24pt" style:font-size-complex="24pt" style:language-complex="ar" style:country-complex="SA"/>
    </style:style>
    <style:style style:name="Normal2" style:family="paragraph" style:parent-style-name="Standard" style:default-outline-level="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7:58:07.565972773</meta:creation-date>
    <dc:date>2017-05-21T18:17:43.837835363</dc:date>
    <meta:editing-duration>PT9M26S</meta:editing-duration>
    <meta:editing-cycles>1</meta:editing-cycles>
    <meta:document-statistic meta:table-count="1" meta:image-count="0" meta:object-count="0" meta:page-count="2" meta:paragraph-count="32" meta:word-count="402" meta:character-count="951" meta:non-whitespace-character-count="918"/>
    <meta:generator>LibreOffice/5.1.6.2$Linux_X86_64 LibreOffice_project/10m0$Build-2</meta:generator>
  </office:meta>
</office:document-meta>
</file>